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0])-LEN(SUBSTITUTE([.A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2])-LEN(SUBSTITUTE([.A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1" calcext:value-type="percentage">
            <text:p>0.1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1" calcext:value-type="percentage">
            <text:p>0.1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1" calcext:value-type="percentage">
            <text:p>0.1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1" calcext:value-type="percentage">
            <text:p>0.1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1" calcext:value-type="percentage">
            <text:p>0.1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45])-LEN(SUBSTITUTE([.A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7])-LEN(SUBSTITUTE([.A4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49])-LEN(SUBSTITUTE([.A4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1])-LEN(SUBSTITUTE([.A51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52])-LEN(SUBSTITUTE([.A5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4])-LEN(SUBSTITUTE([.A54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55])-LEN(SUBSTITUTE([.A5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6])-LEN(SUBSTITUTE([.A5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7])-LEN(SUBSTITUTE([.A57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9])-LEN(SUBSTITUTE([.A59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1])-LEN(SUBSTITUTE([.A61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63])-LEN(SUBSTITUTE([.A63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10uF</text:p>
          </table:table-cell>
          <table:table-cell table:formula="of:=LEN([.A67])-LEN(SUBSTITUTE([.A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68])-LEN(SUBSTITUTE([.A6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9])-LEN(SUBSTITUTE([.A6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70])-LEN(SUBSTITUTE([.A70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75])-LEN(SUBSTITUTE([.A7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76])-LEN(SUBSTITUTE([.A7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77])-LEN(SUBSTITUTE([.A7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78])-LEN(SUBSTITUTE([.A78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84])-LEN(SUBSTITUTE([.A8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85])-LEN(SUBSTITUTE([.A85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90])-LEN(SUBSTITUTE([.A90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92])-LEN(SUBSTITUTE([.A9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93])-LEN(SUBSTITUTE([.A93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95])-LEN(SUBSTITUTE([.A9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AUP2G08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102])-LEN(SUBSTITUTE([.A10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08])-LEN(SUBSTITUTE([.A10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13])-LEN(SUBSTITUTE([.A113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ESDA6V1-5P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17])-LEN(SUBSTITUTE([.A11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18])-LEN(SUBSTITUTE([.A11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2])-LEN(SUBSTITUTE([.A13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3])-LEN(SUBSTITUTE([.A13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34])-LEN(SUBSTITUTE([.A13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00:29:15.698856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00:30:51.839716247</dc:date>
    <meta:editing-duration>PT6H18M58S</meta:editing-duration>
    <meta:editing-cycles>144</meta:editing-cycles>
    <meta:generator>LibreOffice/6.0.5.2$Linux_X86_64 LibreOffice_project/00$Build-2</meta:generator>
    <meta:document-statistic meta:table-count="1" meta:cell-count="1536" meta:object-count="0"/>
  </office:meta>
</office:document-meta>
</file>